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57" style:family="table">
      <style:table-properties style:width="18.083cm" table:align="center"/>
    </style:style>
    <style:style style:name="Таблица157.A" style:family="table-column">
      <style:table-column-properties style:column-width="7.983cm"/>
    </style:style>
    <style:style style:name="Таблица157.B" style:family="table-column">
      <style:table-column-properties style:column-width="4.029cm"/>
    </style:style>
    <style:style style:name="Таблица157.C" style:family="table-column">
      <style:table-column-properties style:column-width="0.758cm"/>
    </style:style>
    <style:style style:name="Таблица157.D" style:family="table-column">
      <style:table-column-properties style:column-width="0.561cm"/>
    </style:style>
    <style:style style:name="Таблица157.E" style:family="table-column">
      <style:table-column-properties style:column-width="2.36cm"/>
    </style:style>
    <style:style style:name="Таблица157.F" style:family="table-column">
      <style:table-column-properties style:column-width="0.912cm"/>
    </style:style>
    <style:style style:name="Таблица157.G" style:family="table-column">
      <style:table-column-properties style:column-width="0.746cm"/>
    </style:style>
    <style:style style:name="Таблица157.H" style:family="table-column">
      <style:table-column-properties style:column-width="0.734cm"/>
    </style:style>
    <style:style style:name="Таблица157.1" style:family="table-row">
      <style:table-row-properties fo:keep-together="always" style:use-optimal-row-height="false"/>
    </style:style>
    <style:style style:name="Таблица157.A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157.B1" style:family="table-cell">
      <style:table-cell-properties fo:padding-left="0.099cm" fo:padding-right="0.099cm" fo:padding-top="0cm" fo:padding-bottom="0cm" fo:border="none" style:writing-mode="lr-tb"/>
    </style:style>
    <style:style style:name="Таблица158" style:family="table">
      <style:table-properties style:width="11.749cm" fo:margin-left="0.635cm" table:align="left"/>
    </style:style>
    <style:style style:name="Таблица158.A" style:family="table-column">
      <style:table-column-properties style:column-width="7.502cm"/>
    </style:style>
    <style:style style:name="Таблица158.B" style:family="table-column">
      <style:table-column-properties style:column-width="1cm"/>
    </style:style>
    <style:style style:name="Таблица158.C" style:family="table-column">
      <style:table-column-properties style:column-width="0.818cm"/>
    </style:style>
    <style:style style:name="Таблица158.E" style:family="table-column">
      <style:table-column-properties style:column-width="1.429cm"/>
    </style:style>
    <style:style style:name="Таблица158.A1" style:family="table-cell">
      <style:table-cell-properties fo:padding-left="0.191cm" fo:padding-right="0.191cm" fo:padding-top="0cm" fo:padding-bottom="0cm" fo:border="none" style:writing-mode="lr-tb"/>
    </style:style>
    <style:style style:name="Таблица15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58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59" style:family="table">
      <style:table-properties style:width="17.881cm" fo:margin-left="-0.191cm" table:align="left"/>
    </style:style>
    <style:style style:name="Таблица159.A" style:family="table-column">
      <style:table-column-properties style:column-width="17.881cm"/>
    </style:style>
    <style:style style:name="Таблица159.1" style:family="table-row">
      <style:table-row-properties fo:keep-together="always" style:use-optimal-row-height="false"/>
    </style:style>
    <style:style style:name="Таблица15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0" style:family="table">
      <style:table-properties style:width="17.881cm" fo:margin-left="-0.191cm" table:align="left"/>
    </style:style>
    <style:style style:name="Таблица160.A" style:family="table-column">
      <style:table-column-properties style:column-width="17.881cm"/>
    </style:style>
    <style:style style:name="Таблица160.1" style:family="table-row">
      <style:table-row-properties fo:keep-together="always" style:use-optimal-row-height="false"/>
    </style:style>
    <style:style style:name="Таблица16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1" style:family="table">
      <style:table-properties style:width="16.949cm" fo:margin-left="0.741cm" table:align="left"/>
    </style:style>
    <style:style style:name="Таблица161.A" style:family="table-column">
      <style:table-column-properties style:column-width="0.91cm"/>
    </style:style>
    <style:style style:name="Таблица161.B" style:family="table-column">
      <style:table-column-properties style:column-width="16.039cm"/>
    </style:style>
    <style:style style:name="Таблица161.A1" style:family="table-cell">
      <style:table-cell-properties fo:padding-left="0.191cm" fo:padding-right="0.191cm" fo:padding-top="0cm" fo:padding-bottom="0cm" fo:border="none" style:writing-mode="lr-tb"/>
    </style:style>
    <style:style style:name="Таблица16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3" style:family="table">
      <style:table-properties style:width="16.949cm" fo:margin-left="0.741cm" table:align="left"/>
    </style:style>
    <style:style style:name="Таблица163.A" style:family="table-column">
      <style:table-column-properties style:column-width="0.91cm"/>
    </style:style>
    <style:style style:name="Таблица163.B" style:family="table-column">
      <style:table-column-properties style:column-width="16.039cm"/>
    </style:style>
    <style:style style:name="Таблица163.A1" style:family="table-cell">
      <style:table-cell-properties fo:padding-left="0.191cm" fo:padding-right="0.191cm" fo:padding-top="0cm" fo:padding-bottom="0cm" fo:border="none" style:writing-mode="lr-tb"/>
    </style:style>
    <style:style style:name="Таблица16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5" style:family="table">
      <style:table-properties style:width="17.881cm" fo:margin-left="-0.191cm" table:align="left"/>
    </style:style>
    <style:style style:name="Таблица165.A" style:family="table-column">
      <style:table-column-properties style:column-width="2.731cm"/>
    </style:style>
    <style:style style:name="Таблица165.B" style:family="table-column">
      <style:table-column-properties style:column-width="15.15cm"/>
    </style:style>
    <style:style style:name="Таблица165.A1" style:family="table-cell">
      <style:table-cell-properties fo:padding-left="0.191cm" fo:padding-right="0.191cm" fo:padding-top="0cm" fo:padding-bottom="0cm" fo:border="none" style:writing-mode="lr-tb"/>
    </style:style>
    <style:style style:name="Таблица16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6" style:family="table">
      <style:table-properties style:width="17.881cm" fo:margin-left="-0.191cm" table:align="left"/>
    </style:style>
    <style:style style:name="Таблица166.A" style:family="table-column">
      <style:table-column-properties style:column-width="17.881cm"/>
    </style:style>
    <style:style style:name="Таблица166.1" style:family="table-row">
      <style:table-row-properties fo:keep-together="always" style:use-optimal-row-height="false"/>
    </style:style>
    <style:style style:name="Таблица16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2" style:family="table">
      <style:table-properties style:width="17.939cm" fo:margin-left="-0.159cm" table:align="left"/>
    </style:style>
    <style:style style:name="Таблица172.A" style:family="table-column">
      <style:table-column-properties style:column-width="0.794cm"/>
    </style:style>
    <style:style style:name="Таблица172.B" style:family="table-column">
      <style:table-column-properties style:column-width="3.969cm"/>
    </style:style>
    <style:style style:name="Таблица172.C" style:family="table-column">
      <style:table-column-properties style:column-width="1.905cm"/>
    </style:style>
    <style:style style:name="Таблица172.D" style:family="table-column">
      <style:table-column-properties style:column-width="11.271cm"/>
    </style:style>
    <style:style style:name="Таблица172.1" style:family="table-row">
      <style:table-row-properties fo:keep-together="always" style:use-optimal-row-height="false"/>
    </style:style>
    <style:style style:name="Таблица172.A1" style:family="table-cell">
      <style:table-cell-properties fo:padding-left="0.191cm" fo:padding-right="0.191cm" fo:padding-top="0cm" fo:padding-bottom="0cm" fo:border="none" style:writing-mode="lr-tb"/>
    </style:style>
    <style:style style:name="Таблица17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3" style:family="table">
      <style:table-properties style:width="17.881cm" fo:margin-left="-0.191cm" table:align="left"/>
    </style:style>
    <style:style style:name="Таблица173.A" style:family="table-column">
      <style:table-column-properties style:column-width="17.881cm"/>
    </style:style>
    <style:style style:name="Таблица173.1" style:family="table-row">
      <style:table-row-properties fo:keep-together="always" style:use-optimal-row-height="false"/>
    </style:style>
    <style:style style:name="Таблица17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4" style:family="table">
      <style:table-properties style:width="17.881cm" fo:margin-left="-0.191cm" table:align="left"/>
    </style:style>
    <style:style style:name="Таблица174.A" style:family="table-column">
      <style:table-column-properties style:column-width="12.891cm"/>
    </style:style>
    <style:style style:name="Таблица174.B" style:family="table-column">
      <style:table-column-properties style:column-width="4.99cm"/>
    </style:style>
    <style:style style:name="Таблица174.A1" style:family="table-cell">
      <style:table-cell-properties fo:padding-left="0.191cm" fo:padding-right="0.191cm" fo:padding-top="0cm" fo:padding-bottom="0cm" fo:border="none" style:writing-mode="lr-tb"/>
    </style:style>
    <style:style style:name="Таблица17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5" style:family="table">
      <style:table-properties style:width="17.881cm" fo:margin-left="-0.191cm" table:align="left"/>
    </style:style>
    <style:style style:name="Таблица175.A" style:family="table-column">
      <style:table-column-properties style:column-width="12.891cm"/>
    </style:style>
    <style:style style:name="Таблица175.B" style:family="table-column">
      <style:table-column-properties style:column-width="4.99cm"/>
    </style:style>
    <style:style style:name="Таблица175.A1" style:family="table-cell">
      <style:table-cell-properties fo:padding-left="0.191cm" fo:padding-right="0.191cm" fo:padding-top="0cm" fo:padding-bottom="0cm" fo:border="none" style:writing-mode="lr-tb"/>
    </style:style>
    <style:style style:name="Таблица17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6" style:family="table">
      <style:table-properties style:width="17.881cm" fo:margin-left="-0.191cm" table:align="left"/>
    </style:style>
    <style:style style:name="Таблица176.A" style:family="table-column">
      <style:table-column-properties style:column-width="5.429cm"/>
    </style:style>
    <style:style style:name="Таблица176.B" style:family="table-column">
      <style:table-column-properties style:column-width="12.451cm"/>
    </style:style>
    <style:style style:name="Таблица176.A1" style:family="table-cell">
      <style:table-cell-properties fo:padding-left="0.191cm" fo:padding-right="0.191cm" fo:padding-top="0cm" fo:padding-bottom="0cm" fo:border="none" style:writing-mode="lr-tb"/>
    </style:style>
    <style:style style:name="Таблица176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7" style:family="table">
      <style:table-properties style:width="17.881cm" fo:margin-left="-0.191cm" table:align="left"/>
    </style:style>
    <style:style style:name="Таблица177.A" style:family="table-column">
      <style:table-column-properties style:column-width="17.881cm"/>
    </style:style>
    <style:style style:name="Таблица177.A1" style:family="table-cell">
      <style:table-cell-properties fo:padding-left="0.191cm" fo:padding-right="0.191cm" fo:padding-top="0cm" fo:padding-bottom="0cm" fo:border="none" style:writing-mode="lr-tb"/>
    </style:style>
    <style:style style:name="Таблица178" style:family="table">
      <style:table-properties style:width="17.881cm" fo:margin-left="-0.191cm" table:align="left"/>
    </style:style>
    <style:style style:name="Таблица178.A" style:family="table-column">
      <style:table-column-properties style:column-width="12.891cm"/>
    </style:style>
    <style:style style:name="Таблица178.B" style:family="table-column">
      <style:table-column-properties style:column-width="4.99cm"/>
    </style:style>
    <style:style style:name="Таблица178.A1" style:family="table-cell">
      <style:table-cell-properties fo:padding-left="0.191cm" fo:padding-right="0.191cm" fo:padding-top="0cm" fo:padding-bottom="0cm" fo:border="none" style:writing-mode="lr-tb"/>
    </style:style>
    <style:style style:name="Таблица17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9" style:family="table">
      <style:table-properties style:width="17.881cm" fo:margin-left="-0.191cm" table:align="left"/>
    </style:style>
    <style:style style:name="Таблица179.A" style:family="table-column">
      <style:table-column-properties style:column-width="6.373cm"/>
    </style:style>
    <style:style style:name="Таблица179.B" style:family="table-column">
      <style:table-column-properties style:column-width="5.556cm"/>
    </style:style>
    <style:style style:name="Таблица179.C" style:family="table-column">
      <style:table-column-properties style:column-width="5.951cm"/>
    </style:style>
    <style:style style:name="Таблица179.1" style:family="table-row">
      <style:table-row-properties fo:keep-together="always" style:use-optimal-row-height="false"/>
    </style:style>
    <style:style style:name="Таблица17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9.B1" style:family="table-cell">
      <style:table-cell-properties fo:padding-left="0.191cm" fo:padding-right="0.191cm" fo:padding-top="0cm" fo:padding-bottom="0cm" fo:border="none" style:writing-mode="lr-tb"/>
    </style:style>
    <style:style style:name="Таблица180" style:family="table">
      <style:table-properties style:width="17.78cm" fo:margin-left="-0.159cm" table:align="left"/>
    </style:style>
    <style:style style:name="Таблица180.A" style:family="table-column">
      <style:table-column-properties style:column-width="17.78cm"/>
    </style:style>
    <style:style style:name="Таблица180.A1" style:family="table-cell">
      <style:table-cell-properties fo:padding-left="0.191cm" fo:padding-right="0.191cm" fo:padding-top="0cm" fo:padding-bottom="0cm" fo:border="none" style:writing-mode="lr-tb"/>
    </style:style>
    <style:style style:name="Таблица181" style:family="table">
      <style:table-properties style:width="17.939cm" fo:margin-left="-0.159cm" table:align="left"/>
    </style:style>
    <style:style style:name="Таблица181.A" style:family="table-column">
      <style:table-column-properties style:column-width="14.118cm"/>
    </style:style>
    <style:style style:name="Таблица181.B" style:family="table-column">
      <style:table-column-properties style:column-width="3.821cm"/>
    </style:style>
    <style:style style:name="Таблица181.1" style:family="table-row">
      <style:table-row-properties fo:keep-together="always" style:use-optimal-row-height="false"/>
    </style:style>
    <style:style style:name="Таблица181.A1" style:family="table-cell">
      <style:table-cell-properties fo:padding-left="0.099cm" fo:padding-right="0.099cm" fo:padding-top="0cm" fo:padding-bottom="0cm" fo:border="none" style:writing-mode="lr-tb"/>
    </style:style>
    <style:style style:name="Таблица181.B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182" style:family="table">
      <style:table-properties style:width="17.881cm" fo:margin-left="-0.191cm" table:align="left"/>
    </style:style>
    <style:style style:name="Таблица182.A" style:family="table-column">
      <style:table-column-properties style:column-width="17.881cm"/>
    </style:style>
    <style:style style:name="Таблица182.1" style:family="table-row">
      <style:table-row-properties fo:keep-together="always" style:use-optimal-row-height="false"/>
    </style:style>
    <style:style style:name="Таблица18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5" style:family="table">
      <style:table-properties style:width="17.881cm" fo:margin-left="-0.191cm" table:align="left"/>
    </style:style>
    <style:style style:name="Таблица185.A" style:family="table-column">
      <style:table-column-properties style:column-width="11.144cm"/>
    </style:style>
    <style:style style:name="Таблица185.B" style:family="table-column">
      <style:table-column-properties style:column-width="6.736cm"/>
    </style:style>
    <style:style style:name="Таблица185.A1" style:family="table-cell">
      <style:table-cell-properties fo:padding-left="0.191cm" fo:padding-right="0.191cm" fo:padding-top="0cm" fo:padding-bottom="0cm" fo:border="none" style:writing-mode="lr-tb"/>
    </style:style>
    <style:style style:name="Таблица18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6" style:family="table">
      <style:table-properties style:width="17.881cm" fo:margin-left="-0.191cm" table:align="left"/>
    </style:style>
    <style:style style:name="Таблица186.A" style:family="table-column">
      <style:table-column-properties style:column-width="17.881cm"/>
    </style:style>
    <style:style style:name="Таблица186.1" style:family="table-row">
      <style:table-row-properties fo:keep-together="always" style:use-optimal-row-height="false"/>
    </style:style>
    <style:style style:name="Таблица18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8" style:family="table">
      <style:table-properties style:width="17.812cm" fo:margin-left="-0.191cm" table:align="left"/>
    </style:style>
    <style:style style:name="Таблица188.A" style:family="table-column">
      <style:table-column-properties style:column-width="9.557cm"/>
    </style:style>
    <style:style style:name="Таблица188.B" style:family="table-column">
      <style:table-column-properties style:column-width="8.255cm"/>
    </style:style>
    <style:style style:name="Таблица188.A1" style:family="table-cell">
      <style:table-cell-properties fo:padding-left="0.191cm" fo:padding-right="0.191cm" fo:padding-top="0cm" fo:padding-bottom="0cm" fo:border="none" style:writing-mode="lr-tb"/>
    </style:style>
    <style:style style:name="Таблица18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9" style:family="table">
      <style:table-properties style:width="17.881cm" fo:margin-left="-0.191cm" table:align="left"/>
    </style:style>
    <style:style style:name="Таблица189.A" style:family="table-column">
      <style:table-column-properties style:column-width="17.881cm"/>
    </style:style>
    <style:style style:name="Таблица189.1" style:family="table-row">
      <style:table-row-properties fo:keep-together="always" style:use-optimal-row-height="false"/>
    </style:style>
    <style:style style:name="Таблица18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0" style:family="table">
      <style:table-properties style:width="17.881cm" fo:margin-left="-0.191cm" table:align="left"/>
    </style:style>
    <style:style style:name="Таблица190.A" style:family="table-column">
      <style:table-column-properties style:column-width="17.881cm"/>
    </style:style>
    <style:style style:name="Таблица190.1" style:family="table-row">
      <style:table-row-properties fo:keep-together="always" style:use-optimal-row-height="false"/>
    </style:style>
    <style:style style:name="Таблица19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1" style:family="table">
      <style:table-properties style:width="17.881cm" fo:margin-left="-0.191cm" table:align="left"/>
    </style:style>
    <style:style style:name="Таблица191.A" style:family="table-column">
      <style:table-column-properties style:column-width="17.881cm"/>
    </style:style>
    <style:style style:name="Таблица191.1" style:family="table-row">
      <style:table-row-properties fo:keep-together="always" style:use-optimal-row-height="false"/>
    </style:style>
    <style:style style:name="Таблица19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2" style:family="table">
      <style:table-properties style:width="17.881cm" fo:margin-left="-0.191cm" table:align="left"/>
    </style:style>
    <style:style style:name="Таблица192.A" style:family="table-column">
      <style:table-column-properties style:column-width="17.881cm"/>
    </style:style>
    <style:style style:name="Таблица192.1" style:family="table-row">
      <style:table-row-properties fo:keep-together="always" style:use-optimal-row-height="false"/>
    </style:style>
    <style:style style:name="Таблица19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3" style:family="table">
      <style:table-properties style:width="17.881cm" fo:margin-left="-0.191cm" table:align="left"/>
    </style:style>
    <style:style style:name="Таблица193.A" style:family="table-column">
      <style:table-column-properties style:column-width="17.881cm"/>
    </style:style>
    <style:style style:name="Таблица193.1" style:family="table-row">
      <style:table-row-properties fo:keep-together="always" style:use-optimal-row-height="false"/>
    </style:style>
    <style:style style:name="Таблица19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4" style:family="table">
      <style:table-properties style:width="17.881cm" fo:margin-left="-0.191cm" table:align="left"/>
    </style:style>
    <style:style style:name="Таблица194.A" style:family="table-column">
      <style:table-column-properties style:column-width="17.881cm"/>
    </style:style>
    <style:style style:name="Таблица194.1" style:family="table-row">
      <style:table-row-properties fo:keep-together="always" style:use-optimal-row-height="false"/>
    </style:style>
    <style:style style:name="Таблица19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5" style:family="table">
      <style:table-properties style:width="17.881cm" fo:margin-left="-0.191cm" table:align="left"/>
    </style:style>
    <style:style style:name="Таблица195.A" style:family="table-column">
      <style:table-column-properties style:column-width="17.881cm"/>
    </style:style>
    <style:style style:name="Таблица195.1" style:family="table-row">
      <style:table-row-properties fo:keep-together="always" style:use-optimal-row-height="false"/>
    </style:style>
    <style:style style:name="Таблица19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6" style:family="table">
      <style:table-properties style:width="17.881cm" fo:margin-left="-0.191cm" table:align="left"/>
    </style:style>
    <style:style style:name="Таблица196.A" style:family="table-column">
      <style:table-column-properties style:column-width="17.881cm"/>
    </style:style>
    <style:style style:name="Таблица196.1" style:family="table-row">
      <style:table-row-properties fo:keep-together="always" style:use-optimal-row-height="false"/>
    </style:style>
    <style:style style:name="Таблица19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7" style:family="table">
      <style:table-properties style:width="17.881cm" fo:margin-left="-0.191cm" table:align="left"/>
    </style:style>
    <style:style style:name="Таблица197.A" style:family="table-column">
      <style:table-column-properties style:column-width="17.881cm"/>
    </style:style>
    <style:style style:name="Таблица197.1" style:family="table-row">
      <style:table-row-properties fo:keep-together="always" style:use-optimal-row-height="false"/>
    </style:style>
    <style:style style:name="Таблица19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3" style:family="table">
      <style:table-properties style:width="17.881cm" fo:margin-left="-0.191cm" table:align="left"/>
    </style:style>
    <style:style style:name="Таблица233.A" style:family="table-column">
      <style:table-column-properties style:column-width="10.351cm"/>
    </style:style>
    <style:style style:name="Таблица233.B" style:family="table-column">
      <style:table-column-properties style:column-width="7.53cm"/>
    </style:style>
    <style:style style:name="Таблица233.A1" style:family="table-cell">
      <style:table-cell-properties fo:padding-left="0.191cm" fo:padding-right="0.191cm" fo:padding-top="0cm" fo:padding-bottom="0cm" fo:border="none" style:writing-mode="lr-tb"/>
    </style:style>
    <style:style style:name="Таблица23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4" style:family="table">
      <style:table-properties style:width="17.881cm" fo:margin-left="-0.191cm" table:align="left"/>
    </style:style>
    <style:style style:name="Таблица234.A" style:family="table-column">
      <style:table-column-properties style:column-width="17.881cm"/>
    </style:style>
    <style:style style:name="Таблица234.1" style:family="table-row">
      <style:table-row-properties fo:keep-together="always" style:use-optimal-row-height="false"/>
    </style:style>
    <style:style style:name="Таблица23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6" style:family="table">
      <style:table-properties style:width="17.812cm" fo:margin-left="-0.191cm" table:align="left"/>
    </style:style>
    <style:style style:name="Таблица236.A" style:family="table-column">
      <style:table-column-properties style:column-width="6.858cm"/>
    </style:style>
    <style:style style:name="Таблица236.B" style:family="table-column">
      <style:table-column-properties style:column-width="10.954cm"/>
    </style:style>
    <style:style style:name="Таблица236.A1" style:family="table-cell">
      <style:table-cell-properties fo:padding-left="0.191cm" fo:padding-right="0.191cm" fo:padding-top="0cm" fo:padding-bottom="0cm" fo:border="none" style:writing-mode="lr-tb"/>
    </style:style>
    <style:style style:name="Таблица236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42" style:family="table">
      <style:table-properties style:width="17.812cm" fo:margin-left="-0.191cm" table:align="left"/>
    </style:style>
    <style:style style:name="Таблица242.A" style:family="table-column">
      <style:table-column-properties style:column-width="17.812cm"/>
    </style:style>
    <style:style style:name="Таблица242.A1" style:family="table-cell">
      <style:table-cell-properties fo:padding-left="0.191cm" fo:padding-right="0.191cm" fo:padding-top="0cm" fo:padding-bottom="0cm" fo:border="none" style:writing-mode="lr-tb"/>
    </style:style>
    <style:style style:name="Таблица245" style:family="table">
      <style:table-properties style:width="17.722cm" fo:margin-left="-0.191cm" table:align="left"/>
    </style:style>
    <style:style style:name="Таблица245.A" style:family="table-column">
      <style:table-column-properties style:column-width="9.557cm"/>
    </style:style>
    <style:style style:name="Таблица245.B" style:family="table-column">
      <style:table-column-properties style:column-width="8.165cm"/>
    </style:style>
    <style:style style:name="Таблица245.A1" style:family="table-cell">
      <style:table-cell-properties fo:padding-left="0.191cm" fo:padding-right="0.191cm" fo:padding-top="0cm" fo:padding-bottom="0cm" fo:border="none" style:writing-mode="lr-tb"/>
    </style:style>
    <style:style style:name="Таблица24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46" style:family="table">
      <style:table-properties style:width="17.882cm" fo:margin-left="-0.191cm" table:align="left"/>
    </style:style>
    <style:style style:name="Таблица246.A" style:family="table-column">
      <style:table-column-properties style:column-width="17.882cm"/>
    </style:style>
    <style:style style:name="Таблица246.1" style:family="table-row">
      <style:table-row-properties fo:keep-together="always" style:use-optimal-row-height="false"/>
    </style:style>
    <style:style style:name="Таблица24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47" style:family="table">
      <style:table-properties style:width="17.812cm" fo:margin-left="-0.191cm" table:align="left"/>
    </style:style>
    <style:style style:name="Таблица247.A" style:family="table-column">
      <style:table-column-properties style:column-width="17.812cm"/>
    </style:style>
    <style:style style:name="Таблица247.A1" style:family="table-cell">
      <style:table-cell-properties fo:padding-left="0.191cm" fo:padding-right="0.191cm" fo:padding-top="0cm" fo:padding-bottom="0cm" fo:border="none" style:writing-mode="lr-tb"/>
    </style:style>
    <style:style style:name="Таблица248" style:family="table">
      <style:table-properties style:width="17.812cm" fo:margin-left="-0.191cm" table:align="left"/>
    </style:style>
    <style:style style:name="Таблица248.A" style:family="table-column">
      <style:table-column-properties style:column-width="2.842cm"/>
    </style:style>
    <style:style style:name="Таблица248.B" style:family="table-column">
      <style:table-column-properties style:column-width="14.97cm"/>
    </style:style>
    <style:style style:name="Таблица248.A1" style:family="table-cell">
      <style:table-cell-properties fo:padding-left="0.191cm" fo:padding-right="0.191cm" fo:padding-top="0cm" fo:padding-bottom="0cm" fo:border="none" style:writing-mode="lr-tb"/>
    </style:style>
    <style:style style:name="Таблица24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49" style:family="table">
      <style:table-properties style:width="17.881cm" fo:margin-left="-0.191cm" table:align="left"/>
    </style:style>
    <style:style style:name="Таблица249.A" style:family="table-column">
      <style:table-column-properties style:column-width="17.881cm"/>
    </style:style>
    <style:style style:name="Таблица249.1" style:family="table-row">
      <style:table-row-properties fo:keep-together="always" style:use-optimal-row-height="false"/>
    </style:style>
    <style:style style:name="Таблица24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0" style:family="table">
      <style:table-properties style:width="17.881cm" fo:margin-left="-0.191cm" table:align="left"/>
    </style:style>
    <style:style style:name="Таблица250.A" style:family="table-column">
      <style:table-column-properties style:column-width="17.881cm"/>
    </style:style>
    <style:style style:name="Таблица250.1" style:family="table-row">
      <style:table-row-properties fo:keep-together="always" style:use-optimal-row-height="false"/>
    </style:style>
    <style:style style:name="Таблица25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1" style:family="table">
      <style:table-properties style:width="17.881cm" fo:margin-left="-0.191cm" table:align="left"/>
    </style:style>
    <style:style style:name="Таблица251.A" style:family="table-column">
      <style:table-column-properties style:column-width="17.881cm"/>
    </style:style>
    <style:style style:name="Таблица251.1" style:family="table-row">
      <style:table-row-properties fo:keep-together="always" style:use-optimal-row-height="false"/>
    </style:style>
    <style:style style:name="Таблица25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2" style:family="table">
      <style:table-properties style:width="17.881cm" fo:margin-left="-0.191cm" table:align="left"/>
    </style:style>
    <style:style style:name="Таблица252.A" style:family="table-column">
      <style:table-column-properties style:column-width="17.881cm"/>
    </style:style>
    <style:style style:name="Таблица252.1" style:family="table-row">
      <style:table-row-properties fo:keep-together="always" style:use-optimal-row-height="false"/>
    </style:style>
    <style:style style:name="Таблица25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3" style:family="table">
      <style:table-properties style:width="17.881cm" fo:margin-left="-0.191cm" table:align="left"/>
    </style:style>
    <style:style style:name="Таблица253.A" style:family="table-column">
      <style:table-column-properties style:column-width="7.334cm"/>
    </style:style>
    <style:style style:name="Таблица253.B" style:family="table-column">
      <style:table-column-properties style:column-width="3.969cm"/>
    </style:style>
    <style:style style:name="Таблица253.C" style:family="table-column">
      <style:table-column-properties style:column-width="1.588cm"/>
    </style:style>
    <style:style style:name="Таблица253.D" style:family="table-column">
      <style:table-column-properties style:column-width="4.99cm"/>
    </style:style>
    <style:style style:name="Таблица253.A1" style:family="table-cell">
      <style:table-cell-properties fo:padding-left="0.191cm" fo:padding-right="0.191cm" fo:padding-top="0cm" fo:padding-bottom="0cm" fo:border="none" style:writing-mode="lr-tb"/>
    </style:style>
    <style:style style:name="Таблица25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4" style:family="table">
      <style:table-properties style:width="17.881cm" fo:margin-left="-0.191cm" table:align="left"/>
    </style:style>
    <style:style style:name="Таблица254.A" style:family="table-column">
      <style:table-column-properties style:column-width="7.334cm"/>
    </style:style>
    <style:style style:name="Таблица254.B" style:family="table-column">
      <style:table-column-properties style:column-width="3.969cm"/>
    </style:style>
    <style:style style:name="Таблица254.C" style:family="table-column">
      <style:table-column-properties style:column-width="1.588cm"/>
    </style:style>
    <style:style style:name="Таблица254.D" style:family="table-column">
      <style:table-column-properties style:column-width="4.99cm"/>
    </style:style>
    <style:style style:name="Таблица254.A1" style:family="table-cell">
      <style:table-cell-properties fo:padding-left="0.191cm" fo:padding-right="0.191cm" fo:padding-top="0cm" fo:padding-bottom="0cm" fo:border="none" style:writing-mode="lr-tb"/>
    </style:style>
    <style:style style:name="Таблица25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5" style:family="table">
      <style:table-properties style:width="17.881cm" fo:margin-left="-0.191cm" table:align="left"/>
    </style:style>
    <style:style style:name="Таблица255.A" style:family="table-column">
      <style:table-column-properties style:column-width="7.334cm"/>
    </style:style>
    <style:style style:name="Таблица255.B" style:family="table-column">
      <style:table-column-properties style:column-width="3.969cm"/>
    </style:style>
    <style:style style:name="Таблица255.C" style:family="table-column">
      <style:table-column-properties style:column-width="1.588cm"/>
    </style:style>
    <style:style style:name="Таблица255.D" style:family="table-column">
      <style:table-column-properties style:column-width="4.99cm"/>
    </style:style>
    <style:style style:name="Таблица255.A1" style:family="table-cell">
      <style:table-cell-properties fo:padding-left="0.191cm" fo:padding-right="0.191cm" fo:padding-top="0cm" fo:padding-bottom="0cm" fo:border="none" style:writing-mode="lr-tb"/>
    </style:style>
    <style:style style:name="Таблица25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6" style:family="table">
      <style:table-properties style:width="17.881cm" fo:margin-left="-0.191cm" table:align="left"/>
    </style:style>
    <style:style style:name="Таблица256.A" style:family="table-column">
      <style:table-column-properties style:column-width="7.334cm"/>
    </style:style>
    <style:style style:name="Таблица256.B" style:family="table-column">
      <style:table-column-properties style:column-width="3.969cm"/>
    </style:style>
    <style:style style:name="Таблица256.C" style:family="table-column">
      <style:table-column-properties style:column-width="1.588cm"/>
    </style:style>
    <style:style style:name="Таблица256.D" style:family="table-column">
      <style:table-column-properties style:column-width="4.99cm"/>
    </style:style>
    <style:style style:name="Таблица256.A1" style:family="table-cell">
      <style:table-cell-properties fo:padding-left="0.191cm" fo:padding-right="0.191cm" fo:padding-top="0cm" fo:padding-bottom="0cm" fo:border="none" style:writing-mode="lr-tb"/>
    </style:style>
    <style:style style:name="Таблица256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7" style:family="table">
      <style:table-properties style:width="17.881cm" fo:margin-left="-0.191cm" table:align="left"/>
    </style:style>
    <style:style style:name="Таблица257.A" style:family="table-column">
      <style:table-column-properties style:column-width="7.334cm"/>
    </style:style>
    <style:style style:name="Таблица257.B" style:family="table-column">
      <style:table-column-properties style:column-width="3.969cm"/>
    </style:style>
    <style:style style:name="Таблица257.C" style:family="table-column">
      <style:table-column-properties style:column-width="1.588cm"/>
    </style:style>
    <style:style style:name="Таблица257.D" style:family="table-column">
      <style:table-column-properties style:column-width="4.99cm"/>
    </style:style>
    <style:style style:name="Таблица257.A1" style:family="table-cell">
      <style:table-cell-properties fo:padding-left="0.191cm" fo:padding-right="0.191cm" fo:padding-top="0cm" fo:padding-bottom="0cm" fo:border="none" style:writing-mode="lr-tb"/>
    </style:style>
    <style:style style:name="Таблица25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8" style:family="table">
      <style:table-properties style:width="17.881cm" fo:margin-left="-0.191cm" table:align="left"/>
    </style:style>
    <style:style style:name="Таблица258.A" style:family="table-column">
      <style:table-column-properties style:column-width="7.334cm"/>
    </style:style>
    <style:style style:name="Таблица258.B" style:family="table-column">
      <style:table-column-properties style:column-width="3.969cm"/>
    </style:style>
    <style:style style:name="Таблица258.C" style:family="table-column">
      <style:table-column-properties style:column-width="1.588cm"/>
    </style:style>
    <style:style style:name="Таблица258.D" style:family="table-column">
      <style:table-column-properties style:column-width="4.99cm"/>
    </style:style>
    <style:style style:name="Таблица258.A1" style:family="table-cell">
      <style:table-cell-properties fo:padding-left="0.191cm" fo:padding-right="0.191cm" fo:padding-top="0cm" fo:padding-bottom="0cm" fo:border="none" style:writing-mode="lr-tb"/>
    </style:style>
    <style:style style:name="Таблица25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9" style:family="table">
      <style:table-properties style:width="17.881cm" fo:margin-left="-0.191cm" table:align="left"/>
    </style:style>
    <style:style style:name="Таблица259.A" style:family="table-column">
      <style:table-column-properties style:column-width="7.334cm"/>
    </style:style>
    <style:style style:name="Таблица259.B" style:family="table-column">
      <style:table-column-properties style:column-width="3.969cm"/>
    </style:style>
    <style:style style:name="Таблица259.C" style:family="table-column">
      <style:table-column-properties style:column-width="1.588cm"/>
    </style:style>
    <style:style style:name="Таблица259.D" style:family="table-column">
      <style:table-column-properties style:column-width="4.99cm"/>
    </style:style>
    <style:style style:name="Таблица259.A1" style:family="table-cell">
      <style:table-cell-properties fo:padding-left="0.191cm" fo:padding-right="0.191cm" fo:padding-top="0cm" fo:padding-bottom="0cm" fo:border="none" style:writing-mode="lr-tb"/>
    </style:style>
    <style:style style:name="Таблица259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60" style:family="table">
      <style:table-properties style:width="17.881cm" fo:margin-left="-0.191cm" table:align="left"/>
    </style:style>
    <style:style style:name="Таблица260.A" style:family="table-column">
      <style:table-column-properties style:column-width="12.891cm"/>
    </style:style>
    <style:style style:name="Таблица260.B" style:family="table-column">
      <style:table-column-properties style:column-width="4.99cm"/>
    </style:style>
    <style:style style:name="Таблица260.A1" style:family="table-cell">
      <style:table-cell-properties fo:padding-left="0.191cm" fo:padding-right="0.191cm" fo:padding-top="0cm" fo:padding-bottom="0cm" fo:border="none" style:writing-mode="lr-tb"/>
    </style:style>
    <style:style style:name="Таблица260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P2" style:family="paragraph" style:parent-style-name="ConsNonformat">
      <style:paragraph-properties fo:line-height="150%" fo:text-align="center" style:justify-single-word="false" fo:orphans="2" fo:widows="2"/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P3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P4" style:family="paragraph" style:parent-style-name="ConsNonformat">
      <style:paragraph-properties fo:line-height="150%" fo:text-align="justify" style:justify-single-word="false" fo:orphans="2" fo:widows="2" fo:text-indent="0.953cm" style:auto-text-indent="false" style:snap-to-layout-grid="false"/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P5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P6" style:family="paragraph" style:parent-style-name="ConsNonformat">
      <style:paragraph-properties fo:line-height="150%" fo:orphans="2" fo:widows="2" style:snap-to-layout-grid="false"/>
      <style:text-properties style:font-name="Times New Roman" fo:font-size="12pt" officeooo:paragraph-rsid="001f0f5e" style:font-size-asian="12pt" style:font-name-complex="Times New Roman" style:font-size-complex="12pt"/>
    </style:style>
    <style:style style:name="P7" style:family="paragraph" style:parent-style-name="ConsNonformat">
      <style:paragraph-properties fo:margin-left="-0.101cm" fo:line-height="150%" fo:orphans="2" fo:widows="2" style:snap-to-layout-grid="false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8" style:family="paragraph" style:parent-style-name="ConsNonformat">
      <style:paragraph-properties fo:margin-left="6.244cm" fo:line-height="150%" fo:orphans="2" fo:widows="2" fo:text-indent="1.249cm" style:auto-text-indent="false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9" style:family="paragraph" style:parent-style-name="ConsNonformat">
      <style:paragraph-properties fo:line-height="150%" fo:orphans="2" fo:widows="2" style:snap-to-layout-grid="false">
        <style:tab-stops>
          <style:tab-stop style:position="0.953cm"/>
          <style:tab-stop style:position="4.128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0" style:family="paragraph" style:parent-style-name="ConsNonformat">
      <style:paragraph-properties fo:line-height="150%" fo:orphans="2" fo:widows="2" style:snap-to-layout-grid="false">
        <style:tab-stops>
          <style:tab-stop style:position="4.128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1" style:family="paragraph" style:parent-style-name="ConsNonformat">
      <style:paragraph-properties fo:line-height="150%" fo:orphans="2" fo:widows="2">
        <style:tab-stops>
          <style:tab-stop style:position="4.128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2" style:family="paragraph" style:parent-style-name="ConsNonformat">
      <style:paragraph-properties fo:line-height="150%" fo:orphans="2" fo:widows="2">
        <style:tab-stops>
          <style:tab-stop style:position="6.795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3" style:family="paragraph" style:parent-style-name="ConsNonformat">
      <style:paragraph-properties fo:margin-left="6.244cm" fo:line-height="150%" fo:orphans="2" fo:widows="2" fo:text-indent="1.249cm" style:auto-text-indent="false">
        <style:tab-stops>
          <style:tab-stop style:position="13.494cm"/>
          <style:tab-stop style:position="13.811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4" style:family="paragraph" style:parent-style-name="ConsNonformat">
      <style:paragraph-properties fo:margin-left="6.244cm" fo:line-height="150%" fo:orphans="2" fo:widows="2" fo:text-indent="1.249cm" style:auto-text-indent="false">
        <style:tab-stops>
          <style:tab-stop style:position="13.653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15" style:family="paragraph" style:parent-style-name="ConsNonformat">
      <style:paragraph-properties fo:margin-right="-0.101cm" fo:line-height="150%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16" style:family="paragraph" style:parent-style-name="ConsNonformat">
      <style:paragraph-properties fo:line-height="150%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17" style:family="paragraph" style:parent-style-name="ConsNonformat">
      <style:paragraph-properties fo:margin-right="-0.088cm" fo:line-height="150%" fo:text-align="end" style:justify-single-word="false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18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paragraph-rsid="001f0f5e" style:font-size-asian="12pt" style:font-name-complex="Times New Roman" style:font-size-complex="12pt"/>
    </style:style>
    <style:style style:name="P19" style:family="paragraph" style:parent-style-name="ConsNonformat">
      <style:paragraph-properties fo:line-height="150%" fo:text-align="justify" style:justify-single-word="false" fo:orphans="2" fo:widows="2" fo:text-indent="0.953cm" style:auto-text-indent="false" style:snap-to-layout-grid="false"/>
      <style:text-properties style:font-name="Times New Roman" fo:font-size="12pt" officeooo:paragraph-rsid="001f0f5e" style:font-size-asian="12pt" style:font-name-complex="Times New Roman" style:font-size-complex="12pt"/>
    </style:style>
    <style:style style:name="P20" style:family="paragraph" style:parent-style-name="ConsNonformat">
      <style:paragraph-properties fo:line-height="150%" fo:text-align="justify" style:justify-single-word="false" fo:orphans="2" fo:widows="2">
        <style:tab-stops>
          <style:tab-stop style:position="6.795cm"/>
        </style:tab-stops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1" style:family="paragraph" style:parent-style-name="ConsNonformat">
      <style:paragraph-properties fo:line-height="150%" fo:text-align="justify" style:justify-single-word="false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22" style:family="paragraph" style:parent-style-name="ConsNonformat">
      <style:paragraph-properties fo:line-height="150%" fo:text-align="justify" style:justify-single-word="false" fo:orphans="2" fo:widows="2" fo:text-indent="-0.129cm" style:auto-text-indent="false"/>
      <style:text-properties style:font-name="Times New Roman" fo:font-size="12pt" officeooo:paragraph-rsid="001f0f5e" style:font-size-asian="12pt" style:font-name-complex="Times New Roman" style:font-size-complex="12pt"/>
    </style:style>
    <style:style style:name="P23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style:font-name="Times New Roman" fo:font-size="12pt" officeooo:paragraph-rsid="001f0f5e" style:font-size-asian="12pt" style:font-name-complex="Times New Roman" style:font-size-complex="12pt"/>
    </style:style>
    <style:style style:name="P24" style:family="paragraph" style:parent-style-name="ConsNonformat">
      <style:paragraph-properties fo:margin-left="-0.159cm" fo:margin-right="11.308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5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6" style:family="paragraph" style:parent-style-name="ConsNonformat">
      <style:paragraph-properties fo:margin-left="1.588cm" fo:margin-right="-0.12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7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8" style:family="paragraph" style:parent-style-name="ConsNonformat">
      <style:paragraph-properties fo:margin-left="5.239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29" style:family="paragraph" style:parent-style-name="ConsNonformat">
      <style:paragraph-properties fo:margin-left="7.303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name-complex="Times New Roman" style:font-size-complex="12pt"/>
    </style:style>
    <style:style style:name="P30" style:family="paragraph" style:parent-style-name="ConsNonformat">
      <style:paragraph-properties fo:margin-right="-0.122cm" fo:line-height="150%" fo:text-align="center" style:justify-single-word="false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31" style:family="paragraph" style:parent-style-name="ConsNonformat">
      <style:paragraph-properties fo:line-height="150%" fo:text-align="center" style:justify-single-word="false" fo:orphans="2" fo:widows="2"/>
      <style:text-properties style:font-name="Times New Roman" fo:font-size="12pt" officeooo:paragraph-rsid="001f0f5e" style:font-size-asian="12pt" style:font-name-complex="Times New Roman" style:font-size-complex="12pt"/>
    </style:style>
    <style:style style:name="P32" style:family="paragraph" style:parent-style-name="Standard">
      <style:paragraph-properties fo:line-height="150%"/>
      <style:text-properties style:font-name="Times New Roman" fo:font-size="12pt" officeooo:paragraph-rsid="001f0f5e" style:font-size-asian="12pt" style:font-name-complex="Times New Roman" style:font-size-complex="12pt"/>
    </style:style>
    <style:style style:name="P33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rsid="0021be12" officeooo:paragraph-rsid="0021be12" style:font-size-asian="12pt" style:font-name-complex="Times New Roman" style:font-size-complex="12pt"/>
    </style:style>
    <style:style style:name="P34" style:family="paragraph" style:parent-style-name="ConsNonformat">
      <style:paragraph-properties fo:line-height="150%" fo:orphans="2" fo:widows="2" style:snap-to-layout-grid="false"/>
      <style:text-properties style:font-name="Times New Roman" fo:font-size="12pt" officeooo:rsid="0021be12" officeooo:paragraph-rsid="0021be12" style:font-size-asian="12pt" style:font-name-complex="Times New Roman" style:font-size-complex="12pt"/>
    </style:style>
    <style:style style:name="P35" style:family="paragraph" style:parent-style-name="ConsNonformat">
      <style:paragraph-properties fo:line-height="150%" fo:text-align="center" style:justify-single-word="false" fo:orphans="2" fo:widows="2" style:snap-to-layout-grid="false"/>
      <style:text-properties style:font-name="Times New Roman" fo:font-size="12pt" officeooo:rsid="00251af0" officeooo:paragraph-rsid="00251af0" style:font-size-asian="12pt" style:font-name-complex="Times New Roman" style:font-size-complex="12pt"/>
    </style:style>
    <style:style style:name="P36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rsid="002663e6" officeooo:paragraph-rsid="002663e6" style:font-size-asian="12pt" style:font-name-complex="Times New Roman" style:font-size-complex="12pt"/>
    </style:style>
    <style:style style:name="P37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rsid="002663e6" officeooo:paragraph-rsid="0027ccff" style:font-size-asian="12pt" style:font-name-complex="Times New Roman" style:font-size-complex="12pt"/>
    </style:style>
    <style:style style:name="P38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rsid="00287bf0" officeooo:paragraph-rsid="00287bf0" style:font-size-asian="12pt" style:font-name-complex="Times New Roman" style:font-size-complex="12pt"/>
    </style:style>
    <style:style style:name="P39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officeooo:rsid="00295fda" officeooo:paragraph-rsid="00295fda" style:font-size-asian="12pt" style:font-name-complex="Times New Roman" style:font-size-complex="12pt"/>
    </style:style>
    <style:style style:name="P40" style:family="paragraph" style:parent-style-name="ConsNonformat">
      <style:paragraph-properties fo:margin-left="1.48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size-complex="12pt"/>
    </style:style>
    <style:style style:name="P41" style:family="paragraph" style:parent-style-name="ConsNonformat">
      <style:paragraph-properties fo:margin-left="8.731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size-complex="12pt"/>
    </style:style>
    <style:style style:name="P42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size-complex="12pt"/>
    </style:style>
    <style:style style:name="P43" style:family="paragraph" style:parent-style-name="ConsNonformat">
      <style:paragraph-properties fo:margin-left="6.35cm" fo:line-height="150%" fo:text-align="center" style:justify-single-word="false" fo:orphans="2" fo:widows="2">
        <style:tab-stops/>
      </style:paragraph-properties>
      <style:text-properties style:font-name="Times New Roman" fo:font-size="12pt" officeooo:paragraph-rsid="001f0f5e" style:font-size-asian="12pt" style:font-size-complex="12pt"/>
    </style:style>
    <style:style style:name="P44" style:family="paragraph" style:parent-style-name="ConsNonformat">
      <style:paragraph-properties fo:line-height="150%" fo:text-align="center" style:justify-single-word="false" fo:orphans="2" fo:widows="2"/>
      <style:text-properties style:font-name="Times New Roman" fo:font-size="12pt" officeooo:paragraph-rsid="001f0f5e" style:font-size-asian="12pt" style:font-size-complex="12pt"/>
    </style:style>
    <style:style style:name="P45" style:family="paragraph" style:parent-style-name="ConsNonformat">
      <style:paragraph-properties fo:margin-right="-0.122cm" fo:line-height="150%" fo:text-align="center" style:justify-single-word="false" fo:orphans="2" fo:widows="2"/>
      <style:text-properties style:font-name="Times New Roman" fo:font-size="12pt" officeooo:paragraph-rsid="001f0f5e" style:font-size-asian="12pt" style:font-size-complex="12pt"/>
    </style:style>
    <style:style style:name="P46" style:family="paragraph" style:parent-style-name="ConsNonformat">
      <style:paragraph-properties fo:margin-left="6.244cm" fo:line-height="150%" fo:orphans="2" fo:widows="2" fo:text-indent="1.249cm" style:auto-text-indent="false">
        <style:tab-stops/>
      </style:paragraph-properties>
      <style:text-properties style:font-name="Times New Roman" fo:font-size="12pt" officeooo:paragraph-rsid="001f0f5e" style:font-size-asian="12pt" style:font-size-complex="12pt"/>
    </style:style>
    <style:style style:name="P47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fo:font-style="italic" officeooo:paragraph-rsid="001f0f5e" style:font-size-asian="12pt" style:font-style-asian="italic" style:font-name-complex="Times New Roman" style:font-size-complex="12pt"/>
    </style:style>
    <style:style style:name="P48" style:family="paragraph" style:parent-style-name="Standard">
      <style:paragraph-properties fo:margin-left="8.742cm" fo:line-height="150%" fo:text-indent="1.249cm" style:auto-text-indent="false">
        <style:tab-stops/>
      </style:paragraph-properties>
      <style:text-properties style:font-name="Times New Roman" fo:font-size="12pt" fo:language="ru" fo:country="RU" officeooo:paragraph-rsid="001f0f5e" style:font-size-asian="12pt" style:font-size-complex="12pt"/>
    </style:style>
    <style:style style:name="P4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style:font-name="Times New Roman" fo:font-size="12pt" fo:language="ru" fo:country="RU" officeooo:paragraph-rsid="001f0f5e" style:font-size-asian="12pt" style:font-size-complex="12pt"/>
    </style:style>
    <style:style style:name="P50" style:family="paragraph" style:parent-style-name="ConsNonformat">
      <style:paragraph-properties fo:margin-left="2.223cm" fo:margin-right="-0.122cm" fo:line-height="150%" fo:text-align="center" style:justify-single-word="false" fo:orphans="2" fo:widows="2">
        <style:tab-stops/>
      </style:paragraph-properties>
      <style:text-properties officeooo:paragraph-rsid="001f0f5e"/>
    </style:style>
    <style:style style:name="P51" style:family="paragraph" style:parent-style-name="ConsNonformat">
      <style:paragraph-properties fo:line-height="150%" fo:text-align="center" style:justify-single-word="false" fo:orphans="2" fo:widows="2" fo:text-indent="0cm" style:auto-text-indent="false"/>
      <style:text-properties officeooo:paragraph-rsid="001f0f5e"/>
    </style:style>
    <style:style style:name="P52" style:family="paragraph" style:parent-style-name="ConsNonformat">
      <style:paragraph-properties fo:line-height="150%" fo:text-align="center" style:justify-single-word="false" fo:orphans="2" fo:widows="2"/>
      <style:text-properties officeooo:paragraph-rsid="001f0f5e"/>
    </style:style>
    <style:style style:name="P53" style:family="paragraph" style:parent-style-name="ConsNonformat">
      <style:paragraph-properties fo:margin-left="5.694cm" fo:line-height="150%" fo:orphans="2" fo:widows="2" fo:text-indent="0.55cm" style:auto-text-indent="false">
        <style:tab-stops/>
      </style:paragraph-properties>
      <style:text-properties officeooo:paragraph-rsid="001f0f5e"/>
    </style:style>
    <style:style style:name="P54" style:family="paragraph" style:parent-style-name="ConsNonformat">
      <style:paragraph-properties fo:margin-left="6.244cm" fo:line-height="150%" fo:orphans="2" fo:widows="2" fo:text-indent="1.249cm" style:auto-text-indent="false">
        <style:tab-stops/>
      </style:paragraph-properties>
      <style:text-properties officeooo:paragraph-rsid="001f0f5e"/>
    </style:style>
    <style:style style:name="P55" style:family="paragraph" style:parent-style-name="ConsNonformat">
      <style:paragraph-properties fo:line-height="150%" fo:orphans="2" fo:widows="2"/>
      <style:text-properties officeooo:paragraph-rsid="001f0f5e"/>
    </style:style>
    <style:style style:name="P56" style:family="paragraph" style:parent-style-name="ConsNonformat">
      <style:paragraph-properties fo:line-height="150%" fo:text-align="justify" style:justify-single-word="false" fo:orphans="2" fo:widows="2" style:snap-to-layout-grid="false"/>
      <style:text-properties officeooo:paragraph-rsid="001f0f5e"/>
    </style:style>
    <style:style style:name="P57" style:family="paragraph" style:parent-style-name="ConsNonformat">
      <style:paragraph-properties fo:line-height="150%" fo:text-align="justify" style:justify-single-word="false" fo:orphans="2" fo:widows="2"/>
      <style:text-properties officeooo:paragraph-rsid="001f0f5e"/>
    </style:style>
    <style:style style:name="P58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officeooo:paragraph-rsid="001f0f5e"/>
    </style:style>
    <style:style style:name="P59" style:family="paragraph" style:parent-style-name="Standard">
      <style:paragraph-properties fo:margin-left="8.742cm" fo:line-height="150%" fo:text-indent="1.249cm" style:auto-text-indent="false">
        <style:tab-stops/>
      </style:paragraph-properties>
      <style:text-properties officeooo:paragraph-rsid="001f0f5e"/>
    </style:style>
    <style:style style:name="P60" style:family="paragraph" style:parent-style-name="ГОСТ_5f_Основной_20_Текск_5f__20_Гусев_20_Данила_20_Александрович_20_21ПИ1">
      <style:paragraph-properties fo:line-height="150%" fo:text-align="center" style:justify-single-word="false"/>
      <style:text-properties style:font-name="Times New Roman" fo:font-size="12pt" fo:font-weight="bold" officeooo:paragraph-rsid="001f0f5e" style:font-size-asian="12pt" style:font-weight-asian="bold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2037ae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23ac38" style:font-size-asian="12pt" style:font-name-complex="Times New Roman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7" style:family="text">
      <style:text-properties officeooo:rsid="00251af0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663e6"/>
    </style:style>
    <style:style style:name="T11" style:family="text">
      <style:text-properties officeooo:rsid="002639c8"/>
    </style:style>
    <style:style style:name="T12" style:family="text">
      <style:text-properties officeooo:rsid="0027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able:table table:name="Таблица157" table:style-name="Таблица157">
        <table:table-column table:style-name="Таблица157.A"/>
        <table:table-column table:style-name="Таблица157.B"/>
        <table:table-column table:style-name="Таблица157.C"/>
        <table:table-column table:style-name="Таблица157.D"/>
        <table:table-column table:style-name="Таблица157.E"/>
        <table:table-column table:style-name="Таблица157.F"/>
        <table:table-column table:style-name="Таблица157.G"/>
        <table:table-column table:style-name="Таблица157.H"/>
        <table:table-row table:style-name="Таблица157.1">
          <table:table-cell table:style-name="Таблица157.A1" office:value-type="string">
            <text:p text:style-name="P6">ул. Ломоносова д. 25, Санкт-Петербург</text:p>
          </table:table-cell>
          <table:table-cell table:style-name="Таблица157.B1" office:value-type="string">
            <text:p text:style-name="P17">«</text:p>
          </table:table-cell>
          <table:table-cell table:style-name="Таблица157.A1" office:value-type="string">
            <text:p text:style-name="P21">16</text:p>
          </table:table-cell>
          <table:table-cell table:style-name="Таблица157.B1" office:value-type="string">
            <text:p text:style-name="P22">»</text:p>
          </table:table-cell>
          <table:table-cell table:style-name="Таблица157.A1" office:value-type="string">
            <text:p text:style-name="P18">марта</text:p>
          </table:table-cell>
          <table:table-cell table:style-name="Таблица157.B1" office:value-type="string">
            <text:p text:style-name="P15"><text:s text:c="3"/>20</text:p>
          </table:table-cell>
          <table:table-cell table:style-name="Таблица157.A1" office:value-type="string">
            <text:p text:style-name="P7">23</text:p>
          </table:table-cell>
          <table:table-cell table:style-name="Таблица157.B1" office:value-type="string">
            <text:p text:style-name="P16">г.</text:p>
          </table:table-cell>
        </table:table-row>
      </table:table>
      <text:p text:style-name="P24"><text:s text:c="22"/>(место составления)</text:p>
      <text:p text:style-name="P16"/>
      <table:table table:name="Таблица158" table:style-name="Таблица158">
        <table:table-column table:style-name="Таблица158.A"/>
        <table:table-column table:style-name="Таблица158.B"/>
        <table:table-column table:style-name="Таблица158.C"/>
        <table:table-column table:style-name="Таблица158.B"/>
        <table:table-column table:style-name="Таблица158.E"/>
        <table:table-row>
          <table:table-cell table:style-name="Таблица158.A1" office:value-type="string">
            <text:p text:style-name="P20">Следственный эксперимент начат<text:tab/>в</text:p>
          </table:table-cell>
          <table:table-cell table:style-name="Таблица158.B1" office:value-type="string">
            <text:p text:style-name="P6">12</text:p>
          </table:table-cell>
          <table:table-cell table:style-name="Таблица158.A1" office:value-type="string">
            <text:p text:style-name="P16">ч</text:p>
          </table:table-cell>
          <table:table-cell table:style-name="Таблица158.B1" office:value-type="string">
            <text:p text:style-name="P9">20</text:p>
          </table:table-cell>
          <table:table-cell table:style-name="Таблица158.A1" office:value-type="string">
            <text:p text:style-name="P11">мин</text:p>
          </table:table-cell>
        </table:table-row>
        <table:table-row>
          <table:table-cell table:style-name="Таблица158.A1" office:value-type="string">
            <text:p text:style-name="P12">Следственный эксперимент окончен<text:tab/>в</text:p>
          </table:table-cell>
          <table:table-cell table:style-name="Таблица158.B2" office:value-type="string">
            <text:p text:style-name="P6">16</text:p>
          </table:table-cell>
          <table:table-cell table:style-name="Таблица158.A1" office:value-type="string">
            <text:p text:style-name="P11">ч</text:p>
          </table:table-cell>
          <table:table-cell table:style-name="Таблица158.B2" office:value-type="string">
            <text:p text:style-name="P10">35</text:p>
          </table:table-cell>
          <table:table-cell table:style-name="Таблица158.A1" office:value-type="string">
            <text:p text:style-name="P11">мин</text:p>
          </table:table-cell>
        </table:table-row>
      </table:table>
      <text:p text:style-name="P16"/>
      <table:table table:name="Таблица159" table:style-name="Таблица159">
        <table:table-column table:style-name="Таблица159.A"/>
        <table:table-row table:style-name="Таблица159.1">
          <table:table-cell table:style-name="Таблица159.A1" office:value-type="string">
            <text:p text:style-name="P18">старший следователь СО по Центральному р-н СУСК при пр-ре РФ по Сб юрист 2 класса</text:p>
          </table:table-cell>
        </table:table-row>
      </table:table>
      <text:p text:style-name="P51"><text:span text:style-name="Основной_20_шрифт_20_абзаца"><text:span text:style-name="T1"/></text:span></text:p>
      <table:table table:name="Таблица160" table:style-name="Таблица160">
        <table:table-column table:style-name="Таблица160.A"/>
        <table:table-row table:style-name="Таблица160.1">
          <table:table-cell table:style-name="Таблица160.A1" office:value-type="string">
            <text:p text:style-name="P18">Калганов</text:p>
          </table:table-cell>
        </table:table-row>
      </table:table>
      <text:p text:style-name="P53"><text:span text:style-name="Основной_20_шрифт_20_абзаца"><text:span text:style-name="T1"/></text:span></text:p>
      <text:p text:style-name="P16">в присутствии понятых:</text:p>
      <text:p text:style-name="P26"/>
      <table:table table:name="Таблица161" table:style-name="Таблица161">
        <table:table-column table:style-name="Таблица161.A"/>
        <table:table-column table:style-name="Таблица161.B"/>
        <table:table-row>
          <table:table-cell table:style-name="Таблица161.A1" office:value-type="string">
            <text:p text:style-name="P21">1.</text:p>
          </table:table-cell>
          <table:table-cell table:style-name="Таблица161.B1" office:value-type="string">
            <text:p text:style-name="P18">Смирнова Мария Петровна, ул. Приморская д. 12, Санкт-Петербург</text:p>
          </table:table-cell>
        </table:table-row>
      </table:table>
      <text:p text:style-name="P40"/>
      <table:table table:name="Таблица163" table:style-name="Таблица163">
        <table:table-column table:style-name="Таблица163.A"/>
        <table:table-column table:style-name="Таблица163.B"/>
        <table:table-row>
          <table:table-cell table:style-name="Таблица163.A1" office:value-type="string">
            <text:p text:style-name="P21">2.</text:p>
          </table:table-cell>
          <table:table-cell table:style-name="Таблица163.B1" office:value-type="string">
            <text:p text:style-name="P18">Иванов Павел Сергеевич, пр. Невский д. 35, Санкт-Петербург</text:p>
          </table:table-cell>
        </table:table-row>
      </table:table>
      <text:p text:style-name="P40"/>
      <table:table table:name="Таблица165" table:style-name="Таблица165">
        <table:table-column table:style-name="Таблица165.A"/>
        <table:table-column table:style-name="Таблица165.B"/>
        <table:table-row>
          <table:table-cell table:style-name="Таблица165.A1" office:value-type="string">
            <text:p text:style-name="P21">с участием</text:p>
          </table:table-cell>
          <table:table-cell table:style-name="Таблица165.B1" office:value-type="string">
            <text:p text:style-name="P18">эксперта в сфере информационной безопасности и вредоносного ПО Смирнова</text:p>
          </table:table-cell>
        </table:table-row>
      </table:table>
      <text:p text:style-name="P50"><text:span text:style-name="Основной_20_шрифт_20_абзаца"><text:span text:style-name="T4"/></text:span></text:p>
      <table:table table:name="Таблица166" table:style-name="Таблица166">
        <table:table-column table:style-name="Таблица166.A"/>
        <table:table-row table:style-name="Таблица166.1">
          <table:table-cell table:style-name="Таблица166.A1" office:value-type="string">
            <text:p text:style-name="P18">А. И. Проживающего по адресу Ленина, 58, а также работника офиса Соколова Н. А</text:p>
          </table:table-cell>
        </table:table-row>
      </table:table>
      <text:p text:style-name="P30"/>
      <text:p text:style-name="P57"><text:span text:style-name="Основной_20_шрифт_20_абзаца"><text:span text:style-name="T1">в <text:s/>соответствии <text:s/>со <text:s/>ст. <text:s/>181 <text:s/>УПК <text:s/>РФ <text:s/>произвел следственный эксперимент по уголовному де</text:span></text:span><text:span text:style-name="Основной_20_шрифт_20_абзаца"><text:span text:style-name="T4">лу</text:span></text:span></text:p>
      <table:table table:name="Таблица172" table:style-name="Таблица172">
        <table:table-column table:style-name="Таблица172.A"/>
        <table:table-column table:style-name="Таблица172.B"/>
        <table:table-column table:style-name="Таблица172.C"/>
        <table:table-column table:style-name="Таблица172.D"/>
        <table:table-row table:style-name="Таблица172.1">
          <table:table-cell table:style-name="Таблица172.A1" office:value-type="string">
            <text:p text:style-name="P21">№</text:p>
          </table:table-cell>
          <table:table-cell table:style-name="Таблица172.B1" office:value-type="string">
            <text:p text:style-name="P18">2938</text:p>
          </table:table-cell>
          <table:table-cell table:style-name="Таблица172.A1" office:value-type="string">
            <text:p text:style-name="P21">с целью</text:p>
          </table:table-cell>
          <table:table-cell table:style-name="Таблица172.B1" office:value-type="string">
            <text:p text:style-name="P18">воссоздания хронологии событий, получения новых улик</text:p>
          </table:table-cell>
        </table:table-row>
      </table:table>
      <text:p text:style-name="P41"/>
      <table:table table:name="Таблица173" table:style-name="Таблица173">
        <table:table-column table:style-name="Таблица173.A"/>
        <table:table-row table:style-name="Таблица173.1">
          <table:table-cell table:style-name="Таблица173.A1" office:value-type="string">
            <text:p text:style-name="P18">и доказательств, <text:span text:style-name="T7">проверки возможно ли установить </text:span><text:span text:style-name="T11">на компьютеры, находящиеся в офисе организации, нелицензионное ПО с использованием вредоносного ПО</text:span></text:p>
          </table:table-cell>
        </table:table-row>
      </table:table>
      <text:p text:style-name="P23">Перед началом следственного эксперимента участвующим лицам разъяснены их права, ответственность, а также порядок производства следственного эксперимента.</text:p>
      <text:p text:style-name="P58"><text:span text:style-name="Основной_20_шрифт_20_абзаца"><text:span text:style-name="T1">Понятым, кроме того, до начала осмотра разъяснены их права, обязанности и ответственность, предусмот</text:span></text:span><text:span text:style-name="Основной_20_шрифт_20_абзаца"><text:span text:style-name="T4">ренные ст. 60 УПК РФ.</text:span></text:span></text:p>
      <table:table table:name="Таблица174" table:style-name="Таблица174">
        <table:table-column table:style-name="Таблица174.A"/>
        <table:table-column table:style-name="Таблица174.B"/>
        <table:table-row>
          <table:table-cell table:style-name="Таблица174.A1" office:value-type="string">
            <text:p text:style-name="P19">Смирнова М. П.</text:p>
          </table:table-cell>
          <table:table-cell table:style-name="Таблица174.B1" office:value-type="string">
            <text:p text:style-name="P18"/>
          </table:table-cell>
        </table:table-row>
      </table:table>
      <text:p text:style-name="P42">(подпись понятого)</text:p>
      <table:table table:name="Таблица175" table:style-name="Таблица175">
        <table:table-column table:style-name="Таблица175.A"/>
        <table:table-column table:style-name="Таблица175.B"/>
        <table:table-row>
          <table:table-cell table:style-name="Таблица175.A1" office:value-type="string">
            <text:p text:style-name="P19">Иванов П. С.</text:p>
          </table:table-cell>
          <table:table-cell table:style-name="Таблица175.B1" office:value-type="string">
            <text:p text:style-name="P18"/>
          </table:table-cell>
        </table:table-row>
      </table:table>
      <text:p text:style-name="P27"><text:soft-page-break/>(подпись понятого)</text:p>
      <text:p text:style-name="P23"/>
      <table:table table:name="Таблица176" table:style-name="Таблица176">
        <table:table-column table:style-name="Таблица176.A"/>
        <table:table-column table:style-name="Таблица176.B"/>
        <table:table-row>
          <table:table-cell table:style-name="Таблица176.A1" office:value-type="string">
            <text:p text:style-name="P57"><text:span text:style-name="Основной_20_шрифт_20_абзаца"><text:span text:style-name="T1"><text:s text:c="6"/>Специалисту (эксперту)</text:span></text:span></text:p>
          </table:table-cell>
          <table:table-cell table:style-name="Таблица176.B1" office:value-type="string">
            <text:p text:style-name="P18">Смирнову А. И.</text:p>
          </table:table-cell>
        </table:table-row>
      </table:table>
      <text:p text:style-name="P28">(фамилия, имя, отчество)</text:p>
      <text:p text:style-name="P27"/>
      <table:table table:name="Таблица177" table:style-name="Таблица177">
        <table:table-column table:style-name="Таблица177.A"/>
        <table:table-row>
          <table:table-cell table:style-name="Таблица177.A1" office:value-type="string">
            <text:p text:style-name="P21">разъяснены его права и обязанности, предусмотренные ст. 58 (57) УПК РФ.</text:p>
          </table:table-cell>
        </table:table-row>
      </table:table>
      <text:p text:style-name="P31"/>
      <table:table table:name="Таблица178" table:style-name="Таблица178">
        <table:table-column table:style-name="Таблица178.A"/>
        <table:table-column table:style-name="Таблица178.B"/>
        <table:table-row>
          <table:table-cell table:style-name="Таблица178.A1" office:value-type="string">
            <text:p text:style-name="P19"/>
          </table:table-cell>
          <table:table-cell table:style-name="Таблица178.B1" office:value-type="string">
            <text:p text:style-name="P18"/>
          </table:table-cell>
        </table:table-row>
      </table:table>
      <text:p text:style-name="P27">(подпись специалиста (эксперта)</text:p>
      <text:p text:style-name="P27"/>
      <text:p text:style-name="P27"/>
      <table:table table:name="Таблица179" table:style-name="Таблица179">
        <table:table-column table:style-name="Таблица179.A"/>
        <table:table-column table:style-name="Таблица179.B"/>
        <table:table-column table:style-name="Таблица179.C"/>
        <table:table-row table:style-name="Таблица179.1">
          <table:table-cell table:style-name="Таблица179.A1" office:value-type="string">
            <text:p text:style-name="P18"/>
          </table:table-cell>
          <table:table-cell table:style-name="Таблица179.B1" office:value-type="string">
            <text:p text:style-name="P18"/>
          </table:table-cell>
          <table:table-cell table:style-name="Таблица179.A1" office:value-type="string">
            <text:p text:style-name="P18"/>
          </table:table-cell>
        </table:table-row>
      </table:table>
      <text:p text:style-name="P55"><text:span text:style-name="Основной_20_шрифт_20_абзаца"><text:span text:style-name="T1"><text:s text:c="19"/></text:span></text:span><text:span text:style-name="Основной_20_шрифт_20_абзаца"><text:span text:style-name="T5">(подпись понятого)<text:tab/><text:tab/><text:tab/><text:tab/><text:tab/> <text:s text:c="44"/>(подпись понятого)</text:span></text:span></text:p>
      <text:p text:style-name="P1"/>
      <table:table table:name="Таблица180" table:style-name="Таблица180">
        <table:table-column table:style-name="Таблица180.A"/>
        <table:table-row>
          <table:table-cell table:style-name="Таблица180.A1" office:value-type="string">
            <text:p text:style-name="P21"><text:s text:c="13"/>Лица, участвующие в <text:s/>следственном <text:s text:c="2"/>эксперименте, <text:s text:c="2"/>были <text:s/>заранее <text:s/>предупреждены <text:s/>о</text:p>
          </table:table-cell>
        </table:table-row>
      </table:table>
      <text:p text:style-name="P48"/>
      <table:table table:name="Таблица181" table:style-name="Таблица181">
        <table:table-column table:style-name="Таблица181.A"/>
        <table:table-column table:style-name="Таблица181.B"/>
        <table:table-row table:style-name="Таблица181.1">
          <table:table-cell table:style-name="Таблица181.A1" office:value-type="string">
            <text:p text:style-name="P16">применении при производстве следственного действия технических средств <text:s text:c="9"/></text:p>
          </table:table-cell>
          <table:table-cell table:style-name="Таблица181.B1" office:value-type="string">
            <text:p text:style-name="P34">ноутбука</text:p>
          </table:table-cell>
        </table:table-row>
      </table:table>
      <text:p text:style-name="P59"><text:span text:style-name="Основной_20_шрифт_20_абзаца"><text:span text:style-name="T4"><text:s text:c="61"/></text:span></text:span></text:p>
      <table:table table:name="Таблица182" table:style-name="Таблица182">
        <table:table-column table:style-name="Таблица182.A"/>
        <table:table-row table:style-name="Таблица182.1">
          <table:table-cell table:style-name="Таблица182.A1" office:value-type="string">
            <text:p text:style-name="P56"><text:span text:style-name="Основной_20_шрифт_20_абзаца"><text:span text:style-name="T3">с</text:span></text:span><text:span text:style-name="Основной_20_шрифт_20_абзаца"><text:span text:style-name="T1"> </text:span></text:span><text:span text:style-name="Основной_20_шрифт_20_абзаца"><text:span text:style-name="T2">виртуальной машиной с </text:span></text:span><text:span text:style-name="Основной_20_шрифт_20_абзаца"><text:span text:style-name="T1"><text:s/>операционной системой </text:span></text:span><text:span text:style-name="Основной_20_шрифт_20_абзаца"><text:span text:style-name="T6">Windows 10</text:span></text:span></text:p>
          </table:table-cell>
        </table:table-row>
      </table:table>
      <text:p text:style-name="P25"/>
      <table:table table:name="Таблица185" table:style-name="Таблица185">
        <table:table-column table:style-name="Таблица185.A"/>
        <table:table-column table:style-name="Таблица185.B"/>
        <table:table-row>
          <table:table-cell table:style-name="Таблица185.A1" office:value-type="string">
            <text:p text:style-name="P23">Следственный эксперимент производился в условиях</text:p>
          </table:table-cell>
          <table:table-cell table:style-name="Таблица185.B1" office:value-type="string">
            <text:p text:style-name="P18">В офисе с использованием</text:p>
          </table:table-cell>
        </table:table-row>
      </table:table>
      <text:p text:style-name="P29"/>
      <table:table table:name="Таблица186" table:style-name="Таблица186">
        <table:table-column table:style-name="Таблица186.A"/>
        <table:table-row table:style-name="Таблица186.1">
          <table:table-cell table:style-name="Таблица186.A1" office:value-type="string">
            <text:p text:style-name="P18">искуственного освещения, а также естественного освещения из окон при ясной погоде.</text:p>
          </table:table-cell>
        </table:table-row>
      </table:table>
      <text:p text:style-name="P25"/>
      <text:p text:style-name="P25"/>
      <table:table table:name="Таблица188" table:style-name="Таблица188">
        <table:table-column table:style-name="Таблица188.A"/>
        <table:table-column table:style-name="Таблица188.B"/>
        <table:table-row>
          <table:table-cell table:style-name="Таблица188.A1" office:value-type="string">
            <text:p text:style-name="P23">Следственным экспериментом установлено:</text:p>
          </table:table-cell>
          <table:table-cell table:style-name="Таблица188.B1" office:value-type="string">
            <text:p text:style-name="P33">Смирнов А. И. <text:span text:style-name="T7">и</text:span> <text:span text:style-name="T7">Следователь Калганов </text:span><text:s/></text:p>
          </table:table-cell>
        </table:table-row>
      </table:table>
      <text:p text:style-name="P44"><text:s text:c="119"/></text:p>
      <table:table table:name="Таблица189" table:style-name="Таблица189">
        <table:table-column table:style-name="Таблица189.A"/>
        <table:table-row table:style-name="Таблица189.1">
          <table:table-cell table:style-name="Таблица189.A1" office:value-type="string">
            <text:p text:style-name="P35">Прибыли в офис компании в 9:<text:span text:style-name="T8">30. </text:span><text:span text:style-name="T9">Смирно</text:span><text:span text:style-name="T10">вым А. И. Была настроена операционная система</text:span></text:p>
          </table:table-cell>
        </table:table-row>
      </table:table>
      <text:p text:style-name="P45"/>
      <table:table table:name="Таблица190" table:style-name="Таблица190">
        <table:table-column table:style-name="Таблица190.A"/>
        <table:table-row table:style-name="Таблица190.1">
          <table:table-cell table:style-name="Таблица190.A1" office:value-type="string">
            <text:p text:style-name="P36">На виртуальной машине ноутбука, аналогичная операционной системе, находящийся</text:p>
          </table:table-cell>
        </table:table-row>
      </table:table>
      <text:p text:style-name="P45"/>
      <table:table table:name="Таблица191" table:style-name="Таблица191">
        <table:table-column table:style-name="Таблица191.A"/>
        <table:table-row table:style-name="Таблица191.1">
          <table:table-cell table:style-name="Таблица191.A1" office:value-type="string">
            <text:p text:style-name="P37">На компьютерах организации. <text:span text:style-name="T12">Смирнов А. И. Использовал тестовое ПО, аналогичное большинству активаторов по способу реализации и внедрения.</text:span></text:p>
          </table:table-cell>
        </table:table-row>
      </table:table>
      <text:p text:style-name="P45"><text:soft-page-break/></text:p>
      <table:table table:name="Таблица192" table:style-name="Таблица192">
        <table:table-column table:style-name="Таблица192.A"/>
        <table:table-row table:style-name="Таблица192.1">
          <table:table-cell table:style-name="Таблица192.A1" office:value-type="string">
            <text:p text:style-name="P38">Встроенное антивирусное ПО не смогло обнаружить использование вредоносного ПО.</text:p>
          </table:table-cell>
        </table:table-row>
      </table:table>
      <text:p text:style-name="P45"/>
      <table:table table:name="Таблица193" table:style-name="Таблица193">
        <table:table-column table:style-name="Таблица193.A"/>
        <table:table-row table:style-name="Таблица193.1">
          <table:table-cell table:style-name="Таблица193.A1" office:value-type="string">
            <text:p text:style-name="P39">Смирнов А. И. Заключил, что на компьютерах организации используется устаревшая защита, </text:p>
          </table:table-cell>
        </table:table-row>
      </table:table>
      <text:p text:style-name="P45"/>
      <table:table table:name="Таблица194" table:style-name="Таблица194">
        <table:table-column table:style-name="Таблица194.A"/>
        <table:table-row table:style-name="Таблица194.1">
          <table:table-cell table:style-name="Таблица194.A1" office:value-type="string">
            <text:p text:style-name="P39">Имеющая уязвимости, вследствие чего, злоумышленник на самом деле мог установить </text:p>
          </table:table-cell>
        </table:table-row>
      </table:table>
      <text:p text:style-name="P25"/>
      <table:table table:name="Таблица195" table:style-name="Таблица195">
        <table:table-column table:style-name="Таблица195.A"/>
        <table:table-row table:style-name="Таблица195.1">
          <table:table-cell table:style-name="Таблица195.A1" office:value-type="string">
            <text:p text:style-name="P39">Нелицензионное ПО на компьютеры в офисе</text:p>
          </table:table-cell>
        </table:table-row>
      </table:table>
      <text:p text:style-name="P25"/>
      <table:table table:name="Таблица196" table:style-name="Таблица196">
        <table:table-column table:style-name="Таблица196.A"/>
        <table:table-row table:style-name="Таблица196.1">
          <table:table-cell table:style-name="Таблица196.A1" office:value-type="string">
            <text:p text:style-name="P18"/>
          </table:table-cell>
        </table:table-row>
      </table:table>
      <text:p text:style-name="P25"/>
      <table:table table:name="Таблица197" table:style-name="Таблица197">
        <table:table-column table:style-name="Таблица197.A"/>
        <table:table-row table:style-name="Таблица197.1">
          <table:table-cell table:style-name="Таблица197.A1" office:value-type="string">
            <text:p text:style-name="P18"/>
          </table:table-cell>
        </table:table-row>
      </table:table>
      <text:p text:style-name="P25"/>
      <table:table table:name="Таблица233" table:style-name="Таблица233">
        <table:table-column table:style-name="Таблица233.A"/>
        <table:table-column table:style-name="Таблица233.B"/>
        <table:table-row>
          <table:table-cell table:style-name="Таблица233.A1" office:value-type="string">
            <text:p text:style-name="P23">В ходе следственного эксперимента проводилась</text:p>
          </table:table-cell>
          <table:table-cell table:style-name="Таблица233.B1" office:value-type="string">
            <text:p text:style-name="P18">Видео-аудео съемка на камеры,</text:p>
          </table:table-cell>
        </table:table-row>
      </table:table>
      <text:p text:style-name="P43"><text:s text:c="44"/></text:p>
      <table:table table:name="Таблица234" table:style-name="Таблица234">
        <table:table-column table:style-name="Таблица234.A"/>
        <table:table-row table:style-name="Таблица234.1">
          <table:table-cell table:style-name="Таблица234.A1" office:value-type="string">
            <text:p text:style-name="P18">установелнные в офисе</text:p>
          </table:table-cell>
        </table:table-row>
      </table:table>
      <text:p text:style-name="P25"/>
      <table:table table:name="Таблица236" table:style-name="Таблица236">
        <table:table-column table:style-name="Таблица236.A"/>
        <table:table-column table:style-name="Таблица236.B"/>
        <table:table-row>
          <table:table-cell table:style-name="Таблица236.A1" office:value-type="string">
            <text:p text:style-name="P21"><text:s text:c="12"/>К протоколу прилагаются</text:p>
          </table:table-cell>
          <table:table-cell table:style-name="Таблица236.B1" office:value-type="string">
            <text:p text:style-name="P18">видеозаписи на флеш накопителе</text:p>
          </table:table-cell>
        </table:table-row>
      </table:table>
      <text:p text:style-name="P32"/>
      <table:table table:name="Таблица242" table:style-name="Таблица242">
        <table:table-column table:style-name="Таблица242.A"/>
        <table:table-row>
          <table:table-cell table:style-name="Таблица242.A1" office:value-type="string">
            <text:p text:style-name="P23">Протокол <text:s/>предъявлен <text:s/>для <text:s/>ознакомления <text:s/>всем <text:s/>лицам, <text:s/>участвовавшим <text:s text:c="2"/>в <text:s text:c="2"/>следственном действии. <text:s/>При <text:s/>этом <text:s/>указанным <text:s/>лицам <text:s/>разъяснено <text:s/>их <text:s/>право <text:s/>делать <text:s/>подлежащие <text:s text:c="2"/>внесению в протокол оговоренные и удостоверенные подписями этих <text:s/>лиц <text:s/>замечания <text:s/>о <text:s/>его <text:s text:c="2"/>дополнении</text:p>
          </table:table-cell>
        </table:table-row>
      </table:table>
      <text:p text:style-name="P27"/>
      <table:table table:name="Таблица245" table:style-name="Таблица245">
        <table:table-column table:style-name="Таблица245.A"/>
        <table:table-column table:style-name="Таблица245.B"/>
        <table:table-row>
          <table:table-cell table:style-name="Таблица245.A1" office:value-type="string">
            <text:p text:style-name="P21">и уточнении. Ознакомившись с протоколом путем <text:s/></text:p>
          </table:table-cell>
          <table:table-cell table:style-name="Таблица245.B1" office:value-type="string">
            <text:p text:style-name="P18"/>
          </table:table-cell>
        </table:table-row>
      </table:table>
      <text:p text:style-name="P42">(личного прочтения</text:p>
      <table:table table:name="Таблица246" table:style-name="Таблица246">
        <table:table-column table:style-name="Таблица246.A"/>
        <table:table-row table:style-name="Таблица246.1">
          <table:table-cell table:style-name="Таблица246.A1" office:value-type="string">
            <text:p text:style-name="P18"/>
          </table:table-cell>
        </table:table-row>
      </table:table>
      <text:p text:style-name="P31">или оглашения протокола следователем (дознавателем)</text:p>
      <table:table table:name="Таблица247" table:style-name="Таблица247">
        <table:table-column table:style-name="Таблица247.A"/>
        <table:table-row>
          <table:table-cell table:style-name="Таблица247.A1" office:value-type="string">
            <text:p text:style-name="P21">участники <text:s text:c="3"/>следственного <text:s text:c="3"/>действия <text:s text:c="3"/>сделали <text:s text:c="3"/>следующие <text:s text:c="2"/>замечания <text:s text:c="2"/>о <text:s text:c="2"/>его <text:s text:c="2"/>дополнении <text:s text:c="2"/></text:p>
          </table:table-cell>
        </table:table-row>
      </table:table>
      <text:p text:style-name="P31"/>
      <table:table table:name="Таблица248" table:style-name="Таблица248">
        <table:table-column table:style-name="Таблица248.A"/>
        <table:table-column table:style-name="Таблица248.B"/>
        <table:table-row>
          <table:table-cell table:style-name="Таблица248.A1" office:value-type="string">
            <text:p text:style-name="P21">и уточнении</text:p>
          </table:table-cell>
          <table:table-cell table:style-name="Таблица248.B1" office:value-type="string">
            <text:p text:style-name="P18"/>
          </table:table-cell>
        </table:table-row>
      </table:table>
      <text:p text:style-name="P52"><text:span text:style-name="Основной_20_шрифт_20_абзаца"><text:span text:style-name="T1"><text:s text:c="38"/>(указываются процессуальное по</text:span></text:span><text:span text:style-name="Основной_20_шрифт_20_абзаца"><text:span text:style-name="T4">ложение, фамилия и инициалы участника следственного действия</text:span></text:span></text:p>
      <table:table table:name="Таблица249" table:style-name="Таблица249">
        <table:table-column table:style-name="Таблица249.A"/>
        <table:table-row table:style-name="Таблица249.1">
          <table:table-cell table:style-name="Таблица249.A1" office:value-type="string">
            <text:p text:style-name="P18"/>
          </table:table-cell>
        </table:table-row>
      </table:table>
      <text:p text:style-name="P52"><text:span text:style-name="Основной_20_шрифт_20_абзаца"><text:span text:style-name="T1">и сделанные им дополнения и уточнения к содержанию протоко</text:span></text:span><text:span text:style-name="Основной_20_шрифт_20_абзаца"><text:span text:style-name="T4">ла)</text:span></text:span></text:p>
      <table:table table:name="Таблица250" table:style-name="Таблица250">
        <table:table-column table:style-name="Таблица250.A"/>
        <text:soft-page-break/>
        <table:table-row table:style-name="Таблица250.1">
          <table:table-cell table:style-name="Таблица250.A1" office:value-type="string">
            <text:p text:style-name="P18"/>
          </table:table-cell>
        </table:table-row>
      </table:table>
      <text:p text:style-name="P31"/>
      <table:table table:name="Таблица251" table:style-name="Таблица251">
        <table:table-column table:style-name="Таблица251.A"/>
        <table:table-row table:style-name="Таблица251.1">
          <table:table-cell table:style-name="Таблица251.A1" office:value-type="string">
            <text:p text:style-name="P18"/>
          </table:table-cell>
        </table:table-row>
      </table:table>
      <text:p text:style-name="P31"/>
      <table:table table:name="Таблица252" table:style-name="Таблица252">
        <table:table-column table:style-name="Таблица252.A"/>
        <table:table-row table:style-name="Таблица252.1">
          <table:table-cell table:style-name="Таблица252.A1" office:value-type="string">
            <text:p text:style-name="P18"/>
          </table:table-cell>
        </table:table-row>
      </table:table>
      <text:p text:style-name="P31"/>
      <table:table table:name="Таблица253" table:style-name="Таблица253">
        <table:table-column table:style-name="Таблица253.A"/>
        <table:table-column table:style-name="Таблица253.B"/>
        <table:table-column table:style-name="Таблица253.C"/>
        <table:table-column table:style-name="Таблица253.D"/>
        <table:table-row>
          <table:table-cell table:style-name="Таблица253.A1" office:value-type="string">
            <text:p text:style-name="P5">Понятые:</text:p>
          </table:table-cell>
          <table:table-cell table:style-name="Таблица253.B1" office:value-type="string">
            <text:p text:style-name="P3"/>
          </table:table-cell>
          <table:table-cell table:style-name="Таблица253.A1" office:value-type="string">
            <text:p text:style-name="P18"/>
          </table:table-cell>
          <table:table-cell table:style-name="Таблица253.B1" office:value-type="string">
            <text:p text:style-name="P18"/>
          </table:table-cell>
        </table:table-row>
      </table:table>
      <text:p text:style-name="P46"><text:s text:c="14"/>(подпись) <text:tab/><text:tab/> <text:s text:c="14"/>(фамилия, инициалы)</text:p>
      <table:table table:name="Таблица254" table:style-name="Таблица254">
        <table:table-column table:style-name="Таблица254.A"/>
        <table:table-column table:style-name="Таблица254.B"/>
        <table:table-column table:style-name="Таблица254.C"/>
        <table:table-column table:style-name="Таблица254.D"/>
        <table:table-row>
          <table:table-cell table:style-name="Таблица254.A1" office:value-type="string">
            <text:p text:style-name="P4"/>
          </table:table-cell>
          <table:table-cell table:style-name="Таблица254.B1" office:value-type="string">
            <text:p text:style-name="P3"/>
          </table:table-cell>
          <table:table-cell table:style-name="Таблица254.A1" office:value-type="string">
            <text:p text:style-name="P18"/>
          </table:table-cell>
          <table:table-cell table:style-name="Таблица254.B1" office:value-type="string">
            <text:p text:style-name="P18"/>
          </table:table-cell>
        </table:table-row>
      </table:table>
      <text:p text:style-name="P8"><text:s text:c="14"/>(подпись) <text:tab/><text:tab/> <text:s text:c="14"/>(фамилия, инициалы)</text:p>
      <text:p text:style-name="P8"/>
      <table:table table:name="Таблица255" table:style-name="Таблица255">
        <table:table-column table:style-name="Таблица255.A"/>
        <table:table-column table:style-name="Таблица255.B"/>
        <table:table-column table:style-name="Таблица255.C"/>
        <table:table-column table:style-name="Таблица255.D"/>
        <table:table-row>
          <table:table-cell table:style-name="Таблица255.A1" office:value-type="string">
            <text:p text:style-name="P5">Специалист (эксперт)</text:p>
          </table:table-cell>
          <table:table-cell table:style-name="Таблица255.B1" office:value-type="string">
            <text:p text:style-name="P3"/>
          </table:table-cell>
          <table:table-cell table:style-name="Таблица255.A1" office:value-type="string">
            <text:p text:style-name="P18"/>
          </table:table-cell>
          <table:table-cell table:style-name="Таблица255.B1" office:value-type="string">
            <text:p text:style-name="P18"/>
          </table:table-cell>
        </table:table-row>
      </table:table>
      <text:p text:style-name="P8"><text:s text:c="14"/>(подпись) <text:tab/><text:tab/> <text:s text:c="14"/>(фамилия, инициалы)</text:p>
      <text:p text:style-name="P47"/>
      <text:p text:style-name="P47"/>
      <table:table table:name="Таблица256" table:style-name="Таблица256">
        <table:table-column table:style-name="Таблица256.A"/>
        <table:table-column table:style-name="Таблица256.B"/>
        <table:table-column table:style-name="Таблица256.C"/>
        <table:table-column table:style-name="Таблица256.D"/>
        <table:table-row>
          <table:table-cell table:style-name="Таблица256.A1" office:value-type="string">
            <text:p text:style-name="P5">Иные участвующие лица:</text:p>
          </table:table-cell>
          <table:table-cell table:style-name="Таблица256.B1" office:value-type="string">
            <text:p text:style-name="P3"/>
          </table:table-cell>
          <table:table-cell table:style-name="Таблица256.A1" office:value-type="string">
            <text:p text:style-name="P18"/>
          </table:table-cell>
          <table:table-cell table:style-name="Таблица256.B1" office:value-type="string">
            <text:p text:style-name="P18"/>
          </table:table-cell>
        </table:table-row>
      </table:table>
      <text:p text:style-name="P8"><text:s text:c="14"/>(подпись) <text:tab/><text:tab/> <text:s text:c="14"/>(фамилия, инициалы)</text:p>
      <text:p text:style-name="P8"/>
      <table:table table:name="Таблица257" table:style-name="Таблица257">
        <table:table-column table:style-name="Таблица257.A"/>
        <table:table-column table:style-name="Таблица257.B"/>
        <table:table-column table:style-name="Таблица257.C"/>
        <table:table-column table:style-name="Таблица257.D"/>
        <table:table-row>
          <table:table-cell table:style-name="Таблица257.A1" office:value-type="string">
            <text:p text:style-name="P4"/>
          </table:table-cell>
          <table:table-cell table:style-name="Таблица257.B1" office:value-type="string">
            <text:p text:style-name="P3"/>
          </table:table-cell>
          <table:table-cell table:style-name="Таблица257.A1" office:value-type="string">
            <text:p text:style-name="P18"/>
          </table:table-cell>
          <table:table-cell table:style-name="Таблица257.B1" office:value-type="string">
            <text:p text:style-name="P18"/>
          </table:table-cell>
        </table:table-row>
      </table:table>
      <text:p text:style-name="P13"><text:s text:c="14"/>(подпись) <text:tab/> <text:s text:c="2"/>(фамилия, инициалы)</text:p>
      <text:p text:style-name="P8"/>
      <table:table table:name="Таблица258" table:style-name="Таблица258">
        <table:table-column table:style-name="Таблица258.A"/>
        <table:table-column table:style-name="Таблица258.B"/>
        <table:table-column table:style-name="Таблица258.C"/>
        <table:table-column table:style-name="Таблица258.D"/>
        <table:table-row>
          <table:table-cell table:style-name="Таблица258.A1" office:value-type="string">
            <text:p text:style-name="P4"/>
          </table:table-cell>
          <table:table-cell table:style-name="Таблица258.B1" office:value-type="string">
            <text:p text:style-name="P3"/>
          </table:table-cell>
          <table:table-cell table:style-name="Таблица258.A1" office:value-type="string">
            <text:p text:style-name="P18"/>
          </table:table-cell>
          <table:table-cell table:style-name="Таблица258.B1" office:value-type="string">
            <text:p text:style-name="P18"/>
          </table:table-cell>
        </table:table-row>
      </table:table>
      <text:p text:style-name="P14"><text:s text:c="14"/>(подпись) <text:tab/> (фамилия, инициалы)</text:p>
      <text:p text:style-name="P8"/>
      <table:table table:name="Таблица259" table:style-name="Таблица259">
        <table:table-column table:style-name="Таблица259.A"/>
        <table:table-column table:style-name="Таблица259.B"/>
        <table:table-column table:style-name="Таблица259.C"/>
        <table:table-column table:style-name="Таблица259.D"/>
        <table:table-row>
          <table:table-cell table:style-name="Таблица259.A1" office:value-type="string">
            <text:p text:style-name="P4"/>
          </table:table-cell>
          <table:table-cell table:style-name="Таблица259.B1" office:value-type="string">
            <text:p text:style-name="P3"/>
          </table:table-cell>
          <table:table-cell table:style-name="Таблица259.A1" office:value-type="string">
            <text:p text:style-name="P18"/>
          </table:table-cell>
          <table:table-cell table:style-name="Таблица259.B1" office:value-type="string">
            <text:p text:style-name="P18"/>
          </table:table-cell>
        </table:table-row>
      </table:table>
      <text:p text:style-name="P8"><text:s text:c="14"/>(подпись) <text:tab/><text:tab/> <text:s text:c="15"/>(фамилия, инициалы)</text:p>
      <text:p text:style-name="P8"><text:soft-page-break/><text:s text:c="14"/></text:p>
      <text:p text:style-name="P23">Настоящий протокол составлен в соответствии со ст. 166 и 167 УПК РФ.</text:p>
      <text:p text:style-name="P23"/>
      <table:table table:name="Таблица260" table:style-name="Таблица260">
        <table:table-column table:style-name="Таблица260.A"/>
        <table:table-column table:style-name="Таблица260.B"/>
        <table:table-row>
          <table:table-cell table:style-name="Таблица260.A1" office:value-type="string">
            <text:p text:style-name="P5">Следователь (дознаватель)</text:p>
          </table:table-cell>
          <table:table-cell table:style-name="Таблица260.B1" office:value-type="string">
            <text:p text:style-name="P3"/>
          </table:table-cell>
        </table:table-row>
      </table:table>
      <text:p text:style-name="P54"><text:span text:style-name="Основной_20_шрифт_20_абзаца"><text:span text:style-name="T4"><text:tab/><text:tab/><text:tab/></text:span></text:span><text:span text:style-name="Основной_20_шрифт_20_абзаца"><text:span text:style-name="T1"> <text:s text:c="10"/><text:tab/><text:tab/><text:tab/>(подпись)</text:span>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sNonformat" style:family="paragraph">
      <style:paragraph-properties fo:orphans="0" fo:widows="0" fo:hyphenation-ladder-count="no-limit" style:text-autospace="none"/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0:25:15.421000000</meta:creation-date>
    <dc:date>2024-04-01T12:27:26.217000000</dc:date>
    <meta:editing-duration>PT15M20S</meta:editing-duration>
    <meta:editing-cycles>11</meta:editing-cycles>
    <meta:generator>LibreOffice/24.2.0.3$Windows_X86_64 LibreOffice_project/da48488a73ddd66ea24cf16bbc4f7b9c08e9bea1</meta:generator>
    <meta:document-statistic meta:table-count="51" meta:image-count="0" meta:object-count="0" meta:page-count="5" meta:paragraph-count="93" meta:word-count="465" meta:character-count="4185" meta:non-whitespace-character-count="3120"/>
  </office:meta>
</office:document-meta>
</file>